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e8bf6a" fo:font-size="9pt" fo:background-color="#2b2b2b" style:font-size-asian="9pt" style:font-size-complex="9pt"/>
    </style:style>
    <style:style style:name="P2" style:family="paragraph" style:parent-style-name="Standard">
      <style:text-properties fo:color="#cc7832" fo:font-size="9pt" fo:background-color="#2b2b2b" style:font-size-asian="9pt" style:font-size-complex="9pt"/>
    </style:style>
    <style:style style:name="P3" style:family="paragraph" style:parent-style-name="Standard">
      <style:text-properties fo:color="#a9b7c6" fo:font-size="9pt" fo:background-color="#2b2b2b" style:font-size-asian="9pt" style:font-size-complex="9pt"/>
    </style:style>
    <style:style style:name="P4" style:family="paragraph" style:parent-style-name="Standard">
      <style:text-properties fo:color="#a9b7c6" fo:font-size="9pt" fo:background-color="#232525" style:font-size-asian="9pt" style:font-size-complex="9pt"/>
    </style:style>
    <style:style style:name="P5" style:family="paragraph" style:parent-style-name="Standard">
      <style:text-properties fo:color="#808080" fo:font-size="9pt" fo:background-color="#2b2b2b" style:font-size-asian="9pt" style:font-size-complex="9pt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T2" style:family="text">
      <style:text-properties fo:color="#2d3e50" fo:font-size="10.5pt" style:font-size-asian="10.5pt" style:font-size-complex="10.5pt"/>
    </style:style>
    <style:style style:name="T3" style:family="text">
      <style:text-properties fo:color="#e8bf6a" fo:font-size="9pt" fo:background-color="#2b2b2b" loext:char-shading-value="0" style:font-size-asian="9pt" style:font-size-complex="9pt"/>
    </style:style>
    <style:style style:name="T4" style:family="text">
      <style:text-properties fo:color="#9876aa" fo:font-size="9pt" fo:background-color="#2b2b2b" loext:char-shading-value="0" style:font-size-asian="9pt" style:font-size-complex="9pt"/>
    </style:style>
    <style:style style:name="T5" style:family="text">
      <style:text-properties fo:color="#bababa" fo:font-size="9pt" fo:background-color="#2b2b2b" loext:char-shading-value="0" style:font-size-asian="9pt" style:font-size-complex="9pt"/>
    </style:style>
    <style:style style:name="T6" style:family="text">
      <style:text-properties fo:color="#6a8759" fo:font-size="9pt" fo:background-color="#2b2b2b" loext:char-shading-value="0" style:font-size-asian="9pt" style:font-size-complex="9pt"/>
    </style:style>
    <style:style style:name="T7" style:family="text">
      <style:text-properties fo:color="#6a8759" fo:font-size="9pt" fo:background-color="#232525" loext:char-shading-value="0" style:font-size-asian="9pt" style:font-size-complex="9pt"/>
    </style:style>
    <style:style style:name="T8" style:family="text">
      <style:text-properties fo:color="#cc7832" fo:font-size="9pt" fo:background-color="#2b2b2b" loext:char-shading-value="0" style:font-size-asian="9pt" style:font-size-complex="9pt"/>
    </style:style>
    <style:style style:name="T9" style:family="text">
      <style:text-properties fo:color="#cc7832" fo:font-size="9pt" fo:font-weight="bold" fo:background-color="#232525" loext:char-shading-value="0" style:font-size-asian="9pt" style:font-weight-asian="bold" style:font-size-complex="9pt"/>
    </style:style>
    <style:style style:name="T10" style:family="text">
      <style:text-properties fo:color="#a9b7c6" fo:font-size="9pt" fo:background-color="#2b2b2b" loext:char-shading-value="0" style:font-size-asian="9pt" style:font-size-complex="9pt"/>
    </style:style>
    <style:style style:name="T11" style:family="text">
      <style:text-properties fo:color="#a9b7c6" fo:font-size="9pt" fo:background-color="#232525" loext:char-shading-value="0" style:font-size-asian="9pt" style:font-size-complex="9pt"/>
    </style:style>
    <style:style style:name="T12" style:family="text">
      <style:text-properties fo:color="#bbb529" fo:font-size="9pt" fo:background-color="#2b2b2b" loext:char-shading-value="0" style:font-size-asian="9pt" style:font-size-complex="9pt"/>
    </style:style>
    <style:style style:name="T13" style:family="text">
      <style:text-properties fo:color="#ffc66d" fo:font-size="9pt" fo:background-color="#2b2b2b" loext:char-shading-value="0" style:font-size-asian="9pt" style:font-size-complex="9pt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fo:color="#808080" fo:font-size="9pt" fo:background-color="#2b2b2b" loext:char-shading-value="0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pring MVC Assignment Solutions</text:span></text:p>
      <text:p text:style-name="Standard"/>
      <text:p text:style-name="Standard"/>
      <text:p text:style-name="Standard">Ques.1 <text:span text:style-name="T2">Implement AbstractController in StudentController. create a mapping index.html for it and render index.jsp view from it which displays messages "Hello from index.jsp"</text:span></text:p>
      <text:p text:style-name="Standard">Ans : </text:p>
      <text:p text:style-name="Standard"/>
      <text:p text:style-name="Standard">Spring-dispatcher-servlet.xml</text:p>
      <text:p text:style-name="Standard"/>
      <text:p text:style-name="Standard"><text:span text:style-name="T3">&lt;</text:span><text:span text:style-name="T4">context</text:span><text:span text:style-name="T3">:component-scan </text:span><text:span text:style-name="T5">base-package=</text:span><text:span text:style-name="T6">"com.springmvc.question1"</text:span><text:span text:style-name="T3">/&gt;</text:span></text:p>
      <text:p text:style-name="Standard"><text:span text:style-name="T3">&lt;bean </text:span><text:span text:style-name="T5">class=</text:span><text:span text:style-name="T6">"org.springframework.web.servlet.handler.BeanNameUrlHandlerMapping"</text:span><text:span text:style-name="T3">/&gt;</text:span></text:p>
      <text:p text:style-name="Standard"><text:span text:style-name="T3">&lt;bean </text:span><text:span text:style-name="T5">class=</text:span><text:span text:style-name="T6">"com.springmvc.question1.StudentController"</text:span><text:span text:style-name="T3">/&gt;</text:span></text:p>
      <text:p text:style-name="P1"/>
      <text:p text:style-name="Standard">StudentController.java</text:p>
      <text:p text:style-name="Standard"/>
      <text:p text:style-name="Standard"><text:span text:style-name="T8">package </text:span><text:span text:style-name="T10">com.springmvc.question1</text:span><text:span text:style-name="T8">;</text:span></text:p>
      <text:p text:style-name="P2"/>
      <text:p text:style-name="Standard"><text:span text:style-name="T8">import </text:span><text:span text:style-name="T10">org.springframework.web.servlet.ModelAndView</text:span><text:span text:style-name="T8">;</text:span></text:p>
      <text:p text:style-name="Standard"><text:span text:style-name="T8">import </text:span><text:span text:style-name="T10">org.springframework.web.servlet.mvc.AbstractController</text:span><text:span text:style-name="T8">;</text:span></text:p>
      <text:p text:style-name="Standard"><text:span text:style-name="T8">import </text:span><text:span text:style-name="T10">javax.servlet.http.HttpServletRequest</text:span><text:span text:style-name="T8">;</text:span></text:p>
      <text:p text:style-name="Standard"><text:span text:style-name="T8">import </text:span><text:span text:style-name="T10">javax.servlet.http.HttpServletResponse</text:span><text:span text:style-name="T8">;</text:span></text:p>
      <text:p text:style-name="P2"><text:soft-page-break/></text:p>
      <text:p text:style-name="Standard"><text:span text:style-name="T8">public class </text:span><text:span text:style-name="T10">StudentController </text:span><text:span text:style-name="T8">extends </text:span><text:span text:style-name="T10">AbstractController {</text:span></text:p>
      <text:p text:style-name="P3"/>
      <text:p text:style-name="Standard"><text:span text:style-name="T10"><text:s text:c="3"/></text:span><text:span text:style-name="T12">@Override</text:span></text:p>
      <text:p text:style-name="Standard"><text:span text:style-name="T12"><text:s text:c="3"/></text:span><text:span text:style-name="T8">protected </text:span><text:span text:style-name="T10">ModelAndView </text:span><text:span text:style-name="T13">handleRequestInternal</text:span><text:span text:style-name="T10">(HttpServletRequest request</text:span><text:span text:style-name="T8">, </text:span><text:span text:style-name="T10">HttpServletResponse response) </text:span><text:span text:style-name="T8">throws </text:span><text:span text:style-name="T10">Exception {</text:span></text:p>
      <text:p text:style-name="Standard"><text:span text:style-name="T10"><text:s text:c="7"/>ModelAndView modelAndView = </text:span><text:span text:style-name="T8">new </text:span><text:span text:style-name="T10">ModelAndView(</text:span><text:span text:style-name="T6">"/index.jsp"</text:span><text:span text:style-name="T10">)</text:span><text:span text:style-name="T8">;</text:span></text:p>
      <text:p text:style-name="Standard"><text:span text:style-name="T8"><text:s text:c="7"/>return </text:span><text:span text:style-name="T10">modelAndView</text:span><text:span text:style-name="T8">;</text:span></text:p>
      <text:p text:style-name="Standard"><text:span text:style-name="T8"><text:s text:c="3"/></text:span><text:span text:style-name="T10">}</text:span></text:p>
      <text:p text:style-name="Standard"><text:span text:style-name="T10">}</text:span></text:p>
      <text:p text:style-name="Standard"/>
      <text:p text:style-name="Standard">Index.jsp</text:p>
      <text:p text:style-name="Standard"/>
      <text:p text:style-name="Standard"><text:span text:style-name="T11">&lt;%@ </text:span><text:span text:style-name="T9">page </text:span><text:span text:style-name="T11">contentType="</text:span><text:span text:style-name="T7">text/html;charset=UTF-8</text:span><text:span text:style-name="T11">" language="</text:span><text:span text:style-name="T7">java</text:span><text:span text:style-name="T11">" %&gt;</text:span></text:p>
      <text:p text:style-name="Standard"><text:span text:style-name="T3">&lt;html&gt;</text:span></text:p>
      <text:p text:style-name="Standard"><text:span text:style-name="T3">&lt;head&gt;</text:span></text:p>
      <text:p text:style-name="Standard"><text:span text:style-name="T3"><text:s text:c="3"/>&lt;title&gt;</text:span><text:span text:style-name="T10">Title</text:span><text:span text:style-name="T3">&lt;/title&gt;</text:span></text:p>
      <text:p text:style-name="Standard"><text:span text:style-name="T3">&lt;/head&gt;</text:span></text:p>
      <text:p text:style-name="Standard"><text:span text:style-name="T3">&lt;body&gt;</text:span></text:p>
      <text:p text:style-name="Standard"><text:span text:style-name="T10">Hello</text:span></text:p>
      <text:p text:style-name="Standard"><text:span text:style-name="T3">&lt;/body&gt;</text:span></text:p>
      <text:p text:style-name="Standard"><text:span text:style-name="T3">&lt;/html&gt;</text:span></text:p>
      <text:p text:style-name="Standard"><text:soft-page-break/></text:p>
      <text:p text:style-name="Standard"/>
      <text:p text:style-name="Standard"/>
      <text:p text:style-name="Standard">Run by URL : <text:a xlink:type="simple" xlink:href="http://localhost:8080/" text:style-name="ListLabel_20_1" text:visited-style-name="ListLabel_20_1"><text:span text:style-name="T14">http://localhost:8080/</text:span></text:a> </text:p>
      <text:p text:style-name="Standard"/>
      <text:p text:style-name="Standard">Ques. 2 <text:span text:style-name="T2"><text:s/>Now remove AbstractController and useMultiActionController for StudentController which contains 2 actions one action renders a jsp view and another action uses HttpServletResponse to show the output on the Web browser.</text:span></text:p>
      <text:p text:style-name="Standard">Ans : </text:p>
      <text:p text:style-name="Standard"/>
      <text:p text:style-name="Standard">Spring-dispatcher-servlet.xml</text:p>
      <text:p text:style-name="Standard"/>
      <text:p text:style-name="Standard"><text:span text:style-name="T3">&lt;</text:span><text:span text:style-name="T4">context</text:span><text:span text:style-name="T3">:component-scan </text:span><text:span text:style-name="T5">base-package=</text:span><text:span text:style-name="T6">"com.springmvc.question2"</text:span><text:span text:style-name="T3">/&gt;</text:span></text:p>
      <text:p text:style-name="Standard"><text:span text:style-name="T3">&lt;bean </text:span><text:span text:style-name="T5">class=</text:span><text:span text:style-name="T6">"org.springframework.web.servlet.mvc.support.ControllerClassNameHandlerMapping"</text:span><text:span text:style-name="T3">/&gt;</text:span></text:p>
      <text:p text:style-name="Standard"><text:span text:style-name="T3">&lt;bean </text:span><text:span text:style-name="T5">class= </text:span><text:span text:style-name="T6">"com.springmvc.question2.StudentController"</text:span><text:span text:style-name="T3">/&gt;</text:span></text:p>
      <text:p text:style-name="Standard"/>
      <text:p text:style-name="Standard">StudentController.java</text:p>
      <text:p text:style-name="Standard"/>
      <text:p text:style-name="Standard"><text:span text:style-name="T8">package </text:span><text:span text:style-name="T10">com.springmvc.question2</text:span><text:span text:style-name="T8">;</text:span></text:p>
      <text:p text:style-name="P2"/>
      <text:p text:style-name="Standard"><text:span text:style-name="T8">import </text:span><text:span text:style-name="T10">org.springframework.web.servlet.ModelAndView</text:span><text:span text:style-name="T8">;</text:span></text:p>
      <text:p text:style-name="Standard"><text:span text:style-name="T8">import </text:span><text:span text:style-name="T10">org.springframework.web.servlet.mvc.multiaction.MultiActionController</text:span><text:span text:style-name="T8">;</text:span></text:p>
      <text:p text:style-name="Standard"><text:span text:style-name="T8">import </text:span><text:span text:style-name="T10">javax.servlet.http.HttpServletRequest</text:span><text:span text:style-name="T8">;</text:span></text:p>
      <text:p text:style-name="Standard"><text:soft-page-break/><text:span text:style-name="T8">import </text:span><text:span text:style-name="T10">javax.servlet.http.HttpServletResponse</text:span><text:span text:style-name="T8">;</text:span></text:p>
      <text:p text:style-name="P2"/>
      <text:p text:style-name="Standard"><text:span text:style-name="T8">public class </text:span><text:span text:style-name="T10">StudentController </text:span><text:span text:style-name="T8">extends </text:span><text:span text:style-name="T10">MultiActionController {</text:span></text:p>
      <text:p text:style-name="P3"/>
      <text:p text:style-name="Standard"><text:span text:style-name="T10"><text:s text:c="3"/></text:span><text:span text:style-name="T8">public </text:span><text:span text:style-name="T10">ModelAndView </text:span><text:span text:style-name="T13">dummy</text:span><text:span text:style-name="T10">(HttpServletRequest httpServletRequest</text:span><text:span text:style-name="T8">, </text:span><text:span text:style-name="T10">HttpServletResponse httpServletResponse) </text:span><text:span text:style-name="T8">throws </text:span><text:span text:style-name="T10">Exception {</text:span></text:p>
      <text:p text:style-name="Standard"><text:span text:style-name="T10"><text:s text:c="7"/>ModelAndView modelAndView = </text:span><text:span text:style-name="T8">new </text:span><text:span text:style-name="T10">ModelAndView(</text:span><text:span text:style-name="T6">"dummy"</text:span><text:span text:style-name="T10">)</text:span><text:span text:style-name="T8">;</text:span></text:p>
      <text:p text:style-name="Standard"><text:span text:style-name="T8"><text:s text:c="7"/>return </text:span><text:span text:style-name="T10">modelAndView</text:span><text:span text:style-name="T8">;</text:span></text:p>
      <text:p text:style-name="Standard"><text:span text:style-name="T8"><text:s text:c="3"/></text:span><text:span text:style-name="T10">}</text:span></text:p>
      <text:p text:style-name="P3"/>
      <text:p text:style-name="Standard"><text:span text:style-name="T10"><text:s text:c="3"/></text:span><text:span text:style-name="T8">public void </text:span><text:span text:style-name="T13">dummy2</text:span><text:span text:style-name="T10">(HttpServletRequest httpServletRequest</text:span><text:span text:style-name="T8">, </text:span><text:span text:style-name="T10">HttpServletResponse httpServletResponse) </text:span><text:span text:style-name="T8">throws </text:span><text:span text:style-name="T10">Exception {</text:span></text:p>
      <text:p text:style-name="Standard"><text:span text:style-name="T10"><text:s text:c="7"/>httpServletResponse.setContentType(</text:span><text:span text:style-name="T6">"text/html"</text:span><text:span text:style-name="T10">)</text:span><text:span text:style-name="T8">;</text:span></text:p>
      <text:p text:style-name="Standard"><text:span text:style-name="T8"><text:s text:c="7"/></text:span><text:span text:style-name="T10">httpServletResponse.getWriter().println(</text:span><text:span text:style-name="T6">"&lt;b&gt;HELLO World&lt;/b&gt;"</text:span><text:span text:style-name="T10">)</text:span><text:span text:style-name="T8">;</text:span></text:p>
      <text:p text:style-name="Standard"><text:span text:style-name="T8"><text:s text:c="3"/></text:span><text:span text:style-name="T10">}</text:span></text:p>
      <text:p text:style-name="Standard"><text:span text:style-name="T10">}</text:span></text:p>
      <text:p text:style-name="Standard"/>
      <text:p text:style-name="Standard">Dummy.jsp</text:p>
      <text:p text:style-name="P5"/>
      <text:p text:style-name="Standard"><text:span text:style-name="T11">&lt;%@ </text:span><text:span text:style-name="T9">page </text:span><text:span text:style-name="T11">contentType="</text:span><text:span text:style-name="T7">text/html;charset=UTF-8</text:span><text:span text:style-name="T11">" language="</text:span><text:span text:style-name="T7">java</text:span><text:span text:style-name="T11">" %&gt;</text:span></text:p>
      <text:p text:style-name="Standard"><text:span text:style-name="T3">&lt;html&gt;</text:span></text:p>
      <text:p text:style-name="Standard"><text:span text:style-name="T3">&lt;head&gt;</text:span></text:p>
      <text:p text:style-name="Standard"><text:span text:style-name="T3"><text:s text:c="3"/>&lt;title&gt;</text:span><text:span text:style-name="T10">Dummy</text:span><text:span text:style-name="T3">&lt;/title&gt;</text:span></text:p>
      <text:p text:style-name="Standard"><text:soft-page-break/><text:span text:style-name="T3">&lt;/head&gt;</text:span></text:p>
      <text:p text:style-name="Standard"><text:span text:style-name="T3">&lt;body&gt;</text:span></text:p>
      <text:p text:style-name="Standard"><text:span text:style-name="T10">Dummy</text:span></text:p>
      <text:p text:style-name="Standard"><text:span text:style-name="T3">&lt;/body&gt;</text:span></text:p>
      <text:p text:style-name="Standard"><text:span text:style-name="T3">&lt;/html&gt;</text:span></text:p>
      <text:p text:style-name="Standard"/>
      <text:p text:style-name="Standard"/>
      <text:p text:style-name="Standard">Run by URL : <text:a xlink:type="simple" xlink:href="http://localhost:8080/student/dummy2" text:style-name="ListLabel_20_1" text:visited-style-name="ListLabel_20_1"><text:span text:style-name="T14">http://localhost:8080/student/dummy</text:span></text:a> </text:p>
      <text:p text:style-name="Standard">Run by URL : <text:a xlink:type="simple" xlink:href="http://localhost:8080/student/dummy2" text:style-name="ListLabel_20_1" text:visited-style-name="ListLabel_20_1"><text:span text:style-name="T14">http://localhost:8080/student/dummy2</text:span></text:a> </text:p>
      <text:p text:style-name="Standard"/>
      <text:p text:style-name="Standard"/>
      <text:p text:style-name="Standard">Ques. 3 <text:span text:style-name="T2">Use annotation in StudentController to define a default action index which renders a jsp page.</text:span></text:p>
      <text:p text:style-name="Standard">Ans : </text:p>
      <text:p text:style-name="Standard"/>
      <text:p text:style-name="Standard">Spring-dispatcher-servlet.xml</text:p>
      <text:p text:style-name="Standard"/>
      <text:p text:style-name="Standard"><text:span text:style-name="T3">&lt;</text:span><text:span text:style-name="T4">context</text:span><text:span text:style-name="T3">:component-scan </text:span><text:span text:style-name="T5">base-package=</text:span><text:span text:style-name="T6">"com.springmvc.question3to8"</text:span><text:span text:style-name="T3">/&gt;</text:span></text:p>
      <text:p text:style-name="Standard"/>
      <text:p text:style-name="Standard">StudentController.java</text:p>
      <text:p text:style-name="Standard"/>
      <text:p text:style-name="Standard"><text:span text:style-name="T8">package </text:span><text:span text:style-name="T10">com.springmvc.question3to8</text:span><text:span text:style-name="T8">;</text:span></text:p>
      <text:p text:style-name="P2"><text:soft-page-break/></text:p>
      <text:p text:style-name="Standard"><text:span text:style-name="T8">import </text:span><text:span text:style-name="T10">org.springframework.stereotype.</text:span><text:span text:style-name="T12">Controller</text:span><text:span text:style-name="T8">;</text:span></text:p>
      <text:p text:style-name="Standard"><text:span text:style-name="T8">import </text:span><text:span text:style-name="T10">org.springframework.web.bind.annotation.</text:span><text:span text:style-name="T12">PathVariable</text:span><text:span text:style-name="T8">;</text:span></text:p>
      <text:p text:style-name="Standard"><text:span text:style-name="T8">import </text:span><text:span text:style-name="T10">org.springframework.web.bind.annotation.</text:span><text:span text:style-name="T12">RequestMapping</text:span><text:span text:style-name="T8">;</text:span></text:p>
      <text:p text:style-name="Standard"><text:span text:style-name="T8">import </text:span><text:span text:style-name="T10">org.springframework.web.bind.annotation.</text:span><text:span text:style-name="T12">RequestParam</text:span><text:span text:style-name="T8">;</text:span></text:p>
      <text:p text:style-name="Standard"><text:span text:style-name="T8">import </text:span><text:span text:style-name="T10">org.springframework.web.bind.annotation.</text:span><text:span text:style-name="T12">ResponseBody</text:span><text:span text:style-name="T8">;</text:span></text:p>
      <text:p text:style-name="Standard"><text:span text:style-name="T8">import </text:span><text:span text:style-name="T10">org.springframework.web.servlet.ModelAndView</text:span><text:span text:style-name="T8">;</text:span></text:p>
      <text:p text:style-name="Standard"><text:span text:style-name="T8">import </text:span><text:span text:style-name="T10">javax.servlet.http.HttpServletRequest</text:span><text:span text:style-name="T8">;</text:span></text:p>
      <text:p text:style-name="Standard"><text:span text:style-name="T8">import </text:span><text:span text:style-name="T10">javax.servlet.http.HttpServletResponse</text:span><text:span text:style-name="T8">;</text:span></text:p>
      <text:p text:style-name="Standard"><text:span text:style-name="T8">import </text:span><text:span text:style-name="T10">java.util.Map</text:span><text:span text:style-name="T8">;</text:span></text:p>
      <text:p text:style-name="P2"/>
      <text:p text:style-name="Standard"><text:span text:style-name="T12">@Controller</text:span></text:p>
      <text:p text:style-name="Standard"><text:span text:style-name="T8">public class </text:span><text:span text:style-name="T10">StudentController {</text:span></text:p>
      <text:p text:style-name="Standard"><text:span text:style-name="T10"><text:s text:c="3"/></text:span><text:span text:style-name="T15">//Question3</text:span></text:p>
      <text:p text:style-name="Standard"><text:span text:style-name="T15"><text:s text:c="3"/></text:span><text:span text:style-name="T12">@RequestMapping</text:span><text:span text:style-name="T10">(</text:span><text:span text:style-name="T6">"/"</text:span><text:span text:style-name="T10">)</text:span></text:p>
      <text:p text:style-name="Standard"><text:span text:style-name="T10"><text:s text:c="3"/></text:span><text:span text:style-name="T8">public </text:span><text:span text:style-name="T10">String </text:span><text:span text:style-name="T13">Hello</text:span><text:span text:style-name="T10">(HttpServletRequest httpServletRequest</text:span><text:span text:style-name="T8">, </text:span><text:span text:style-name="T10">HttpServletResponse httpServletResponse) </text:span><text:span text:style-name="T8">throws </text:span><text:span text:style-name="T10">Exception {</text:span></text:p>
      <text:p text:style-name="Standard"><text:span text:style-name="T10"><text:s text:c="7"/></text:span><text:span text:style-name="T8">return </text:span><text:span text:style-name="T6">"/index.jsp"</text:span><text:span text:style-name="T8">;</text:span></text:p>
      <text:p text:style-name="Standard"><text:span text:style-name="T8"><text:s text:c="3"/></text:span><text:span text:style-name="T10">}</text:span></text:p>
      <text:p text:style-name="Standard"><text:span text:style-name="T10">}</text:span></text:p>
      <text:p text:style-name="P3"/>
      <text:p text:style-name="P3"/>
      <text:p text:style-name="Standard"><text:soft-page-break/>Run by URL : <text:a xlink:type="simple" xlink:href="http://localhost:8080/student/dummy2" text:style-name="ListLabel_20_1" text:visited-style-name="ListLabel_20_1"><text:span text:style-name="T14">http://localhost:8080/</text:span></text:a></text:p>
      <text:p text:style-name="P3"/>
      <text:p text:style-name="Standard"/>
      <text:p text:style-name="Standard">Ques. 4 <text:span text:style-name="T2">Create one more annotation based action hello inside the StudentController which and use @ResponseBody annotation from it to display Hello world.</text:span></text:p>
      <text:p text:style-name="Standard">Ans : </text:p>
      <text:p text:style-name="Standard"/>
      <text:p text:style-name="Standard">Spring-dispatcher-servlet.xml</text:p>
      <text:p text:style-name="Standard"/>
      <text:p text:style-name="Standard"><text:span text:style-name="T3">&lt;</text:span><text:span text:style-name="T4">context</text:span><text:span text:style-name="T3">:component-scan </text:span><text:span text:style-name="T5">base-package=</text:span><text:span text:style-name="T6">"com.springmvc.question3to8"</text:span><text:span text:style-name="T3">/&gt;</text:span></text:p>
      <text:p text:style-name="Standard"/>
      <text:p text:style-name="Standard">StudentController.java</text:p>
      <text:p text:style-name="Standard"/>
      <text:p text:style-name="Standard"><text:span text:style-name="T8">package </text:span><text:span text:style-name="T10">com.springmvc.question3to8</text:span><text:span text:style-name="T8">;</text:span></text:p>
      <text:p text:style-name="P2"/>
      <text:p text:style-name="Standard"><text:span text:style-name="T8">import </text:span><text:span text:style-name="T10">org.springframework.stereotype.</text:span><text:span text:style-name="T12">Controller</text:span><text:span text:style-name="T8">;</text:span></text:p>
      <text:p text:style-name="Standard"><text:span text:style-name="T8">import </text:span><text:span text:style-name="T10">org.springframework.web.bind.annotation.</text:span><text:span text:style-name="T12">PathVariable</text:span><text:span text:style-name="T8">;</text:span></text:p>
      <text:p text:style-name="Standard"><text:span text:style-name="T8">import </text:span><text:span text:style-name="T10">org.springframework.web.bind.annotation.</text:span><text:span text:style-name="T12">RequestMapping</text:span><text:span text:style-name="T8">;</text:span></text:p>
      <text:p text:style-name="Standard"><text:span text:style-name="T8">import </text:span><text:span text:style-name="T10">org.springframework.web.bind.annotation.</text:span><text:span text:style-name="T12">RequestParam</text:span><text:span text:style-name="T8">;</text:span></text:p>
      <text:p text:style-name="Standard"><text:span text:style-name="T8">import </text:span><text:span text:style-name="T10">org.springframework.web.bind.annotation.</text:span><text:span text:style-name="T12">ResponseBody</text:span><text:span text:style-name="T8">;</text:span></text:p>
      <text:p text:style-name="Standard"><text:span text:style-name="T8">import </text:span><text:span text:style-name="T10">org.springframework.web.servlet.ModelAndView</text:span><text:span text:style-name="T8">;</text:span></text:p>
      <text:p text:style-name="Standard"><text:span text:style-name="T8">import </text:span><text:span text:style-name="T10">javax.servlet.http.HttpServletRequest</text:span><text:span text:style-name="T8">;</text:span></text:p>
      <text:p text:style-name="Standard"><text:soft-page-break/><text:span text:style-name="T8">import </text:span><text:span text:style-name="T10">javax.servlet.http.HttpServletResponse</text:span><text:span text:style-name="T8">;</text:span></text:p>
      <text:p text:style-name="Standard"><text:span text:style-name="T8">import </text:span><text:span text:style-name="T10">java.util.Map</text:span><text:span text:style-name="T8">;</text:span></text:p>
      <text:p text:style-name="P2"/>
      <text:p text:style-name="Standard"><text:span text:style-name="T12">@Controller</text:span></text:p>
      <text:p text:style-name="Standard"><text:span text:style-name="T8">public class </text:span><text:span text:style-name="T10">StudentController {</text:span></text:p>
      <text:p text:style-name="Standard"><text:span text:style-name="T15">// Question 4</text:span></text:p>
      <text:p text:style-name="Standard"><text:span text:style-name="T12">@RequestMapping</text:span><text:span text:style-name="T10">(</text:span><text:span text:style-name="T6">"/test"</text:span><text:span text:style-name="T10">)</text:span></text:p>
      <text:p text:style-name="Standard"><text:span text:style-name="T12">@ResponseBody</text:span></text:p>
      <text:p text:style-name="Standard"><text:span text:style-name="T8">public </text:span><text:span text:style-name="T10">String </text:span><text:span text:style-name="T13">Hello</text:span><text:span text:style-name="T10">() </text:span><text:span text:style-name="T8">throws </text:span><text:span text:style-name="T10">Exception {</text:span></text:p>
      <text:p text:style-name="Standard"><text:span text:style-name="T10"><text:s text:c="3"/></text:span><text:span text:style-name="T8">return </text:span><text:span text:style-name="T6">"hello world"</text:span><text:span text:style-name="T8">;</text:span></text:p>
      <text:p text:style-name="Standard"><text:span text:style-name="T10">}</text:span></text:p>
      <text:p text:style-name="Standard"><text:span text:style-name="T10">}</text:span></text:p>
      <text:p text:style-name="P3"/>
      <text:p text:style-name="Standard">Run by URL : <text:a xlink:type="simple" xlink:href="http://localhost:8080/student/dummy2" text:style-name="ListLabel_20_1" text:visited-style-name="ListLabel_20_1"><text:span text:style-name="T14">http://localhost:8080/test</text:span></text:a></text:p>
      <text:p text:style-name="Standard"/>
      <text:p text:style-name="Standard"/>
      <text:p text:style-name="Standard">Ques. 5 <text:span text:style-name="T2">Create one more action which sends Model HelloWorld to the jsp file.</text:span></text:p>
      <text:p text:style-name="Standard">Ans : </text:p>
      <text:p text:style-name="Standard"/>
      <text:p text:style-name="Standard">Spring-dispatcher-servlet.xml</text:p>
      <text:p text:style-name="Standard"/>
      <text:p text:style-name="Standard"><text:soft-page-break/><text:span text:style-name="T3">&lt;</text:span><text:span text:style-name="T4">context</text:span><text:span text:style-name="T3">:component-scan </text:span><text:span text:style-name="T5">base-package=</text:span><text:span text:style-name="T6">"com.springmvc.question3to8"</text:span><text:span text:style-name="T3">/&gt;</text:span></text:p>
      <text:p text:style-name="Standard"/>
      <text:p text:style-name="Standard">StudentController.java</text:p>
      <text:p text:style-name="Standard"/>
      <text:p text:style-name="Standard"><text:span text:style-name="T8">package </text:span><text:span text:style-name="T10">com.springmvc.question3to8</text:span><text:span text:style-name="T8">;</text:span></text:p>
      <text:p text:style-name="P2"/>
      <text:p text:style-name="Standard"><text:span text:style-name="T8">import </text:span><text:span text:style-name="T10">org.springframework.stereotype.</text:span><text:span text:style-name="T12">Controller</text:span><text:span text:style-name="T8">;</text:span></text:p>
      <text:p text:style-name="Standard"><text:span text:style-name="T8">import </text:span><text:span text:style-name="T10">org.springframework.web.bind.annotation.</text:span><text:span text:style-name="T12">PathVariable</text:span><text:span text:style-name="T8">;</text:span></text:p>
      <text:p text:style-name="Standard"><text:span text:style-name="T8">import </text:span><text:span text:style-name="T10">org.springframework.web.bind.annotation.</text:span><text:span text:style-name="T12">RequestMapping</text:span><text:span text:style-name="T8">;</text:span></text:p>
      <text:p text:style-name="Standard"><text:span text:style-name="T8">import </text:span><text:span text:style-name="T10">org.springframework.web.bind.annotation.</text:span><text:span text:style-name="T12">RequestParam</text:span><text:span text:style-name="T8">;</text:span></text:p>
      <text:p text:style-name="Standard"><text:span text:style-name="T8">import </text:span><text:span text:style-name="T10">org.springframework.web.bind.annotation.</text:span><text:span text:style-name="T12">ResponseBody</text:span><text:span text:style-name="T8">;</text:span></text:p>
      <text:p text:style-name="Standard"><text:span text:style-name="T8">import </text:span><text:span text:style-name="T10">org.springframework.web.servlet.ModelAndView</text:span><text:span text:style-name="T8">;</text:span></text:p>
      <text:p text:style-name="Standard"><text:span text:style-name="T8">import </text:span><text:span text:style-name="T10">javax.servlet.http.HttpServletRequest</text:span><text:span text:style-name="T8">;</text:span></text:p>
      <text:p text:style-name="Standard"><text:span text:style-name="T8">import </text:span><text:span text:style-name="T10">javax.servlet.http.HttpServletResponse</text:span><text:span text:style-name="T8">;</text:span></text:p>
      <text:p text:style-name="Standard"><text:span text:style-name="T8">import </text:span><text:span text:style-name="T10">java.util.Map</text:span><text:span text:style-name="T8">;</text:span></text:p>
      <text:p text:style-name="P2"/>
      <text:p text:style-name="Standard"><text:span text:style-name="T12">@Controller</text:span></text:p>
      <text:p text:style-name="Standard"><text:span text:style-name="T8">public class </text:span><text:span text:style-name="T10">StudentController {</text:span></text:p>
      <text:p text:style-name="Standard"><text:span text:style-name="T15">//Question5</text:span></text:p>
      <text:p text:style-name="Standard"><text:span text:style-name="T12">@RequestMapping</text:span><text:span text:style-name="T10">(</text:span><text:span text:style-name="T6">"/hello"</text:span><text:span text:style-name="T10">)</text:span></text:p>
      <text:p text:style-name="Standard"><text:span text:style-name="T8">public </text:span><text:span text:style-name="T10">ModelAndView </text:span><text:span text:style-name="T13">Hello1</text:span><text:span text:style-name="T10">(HttpServletRequest httpServletRequest</text:span><text:span text:style-name="T8">, </text:span><text:span text:style-name="T10">HttpServletResponse httpServletResponse) </text:span><text:span text:style-name="T8">throws </text:span><text:span text:style-name="T10">Exception {</text:span></text:p>
      <text:p text:style-name="Standard"><text:soft-page-break/><text:span text:style-name="T10"><text:s text:c="3"/>ModelAndView modelAndView = </text:span><text:span text:style-name="T8">new </text:span><text:span text:style-name="T10">ModelAndView(</text:span><text:span text:style-name="T6">"/index.jsp"</text:span><text:span text:style-name="T10">)</text:span><text:span text:style-name="T8">;</text:span></text:p>
      <text:p text:style-name="Standard"><text:span text:style-name="T8"><text:s text:c="3"/>return </text:span><text:span text:style-name="T10">modelAndView</text:span><text:span text:style-name="T8">;</text:span></text:p>
      <text:p text:style-name="Standard"><text:span text:style-name="T10">}</text:span></text:p>
      <text:p text:style-name="Standard"><text:span text:style-name="T10">}</text:span></text:p>
      <text:p text:style-name="P3"/>
      <text:p text:style-name="Standard">Run by URL : <text:a xlink:type="simple" xlink:href="http://localhost:8080/student/dummy2" text:style-name="ListLabel_20_1" text:visited-style-name="ListLabel_20_1"><text:span text:style-name="T14">http://localhost:8080/hello</text:span></text:a></text:p>
      <text:p text:style-name="Standard"/>
      <text:p text:style-name="Standard"/>
      <text:p text:style-name="Standard">Ques. 6 <text:span text:style-name="T2">Use @PathVariable annotation to access firstname and lastname in an action inside StudentController place both the parameters in different arguments and access them.</text:span></text:p>
      <text:p text:style-name="Standard">Ans : </text:p>
      <text:p text:style-name="Standard"/>
      <text:p text:style-name="Standard">Spring-dispatcher-servlet.xml</text:p>
      <text:p text:style-name="Standard"/>
      <text:p text:style-name="Standard"><text:span text:style-name="T3">&lt;</text:span><text:span text:style-name="T4">context</text:span><text:span text:style-name="T3">:component-scan </text:span><text:span text:style-name="T5">base-package=</text:span><text:span text:style-name="T6">"com.springmvc.question3to8"</text:span><text:span text:style-name="T3">/&gt;</text:span></text:p>
      <text:p text:style-name="Standard"/>
      <text:p text:style-name="Standard">StudentController.java</text:p>
      <text:p text:style-name="Standard"/>
      <text:p text:style-name="Standard"><text:span text:style-name="T8">package </text:span><text:span text:style-name="T10">com.springmvc.question3to8</text:span><text:span text:style-name="T8">;</text:span></text:p>
      <text:p text:style-name="P2"/>
      <text:p text:style-name="Standard"><text:span text:style-name="T8">import </text:span><text:span text:style-name="T10">org.springframework.stereotype.</text:span><text:span text:style-name="T12">Controller</text:span><text:span text:style-name="T8">;</text:span></text:p>
      <text:p text:style-name="Standard"><text:span text:style-name="T8">import </text:span><text:span text:style-name="T10">org.springframework.web.bind.annotation.</text:span><text:span text:style-name="T12">PathVariable</text:span><text:span text:style-name="T8">;</text:span></text:p>
      <text:p text:style-name="Standard"><text:soft-page-break/><text:span text:style-name="T8">import </text:span><text:span text:style-name="T10">org.springframework.web.bind.annotation.</text:span><text:span text:style-name="T12">RequestMapping</text:span><text:span text:style-name="T8">;</text:span></text:p>
      <text:p text:style-name="Standard"><text:span text:style-name="T8">import </text:span><text:span text:style-name="T10">org.springframework.web.bind.annotation.</text:span><text:span text:style-name="T12">RequestParam</text:span><text:span text:style-name="T8">;</text:span></text:p>
      <text:p text:style-name="Standard"><text:span text:style-name="T8">import </text:span><text:span text:style-name="T10">org.springframework.web.bind.annotation.</text:span><text:span text:style-name="T12">ResponseBody</text:span><text:span text:style-name="T8">;</text:span></text:p>
      <text:p text:style-name="Standard"><text:span text:style-name="T8">import </text:span><text:span text:style-name="T10">org.springframework.web.servlet.ModelAndView</text:span><text:span text:style-name="T8">;</text:span></text:p>
      <text:p text:style-name="Standard"><text:span text:style-name="T8">import </text:span><text:span text:style-name="T10">javax.servlet.http.HttpServletRequest</text:span><text:span text:style-name="T8">;</text:span></text:p>
      <text:p text:style-name="Standard"><text:span text:style-name="T8">import </text:span><text:span text:style-name="T10">javax.servlet.http.HttpServletResponse</text:span><text:span text:style-name="T8">;</text:span></text:p>
      <text:p text:style-name="Standard"><text:span text:style-name="T8">import </text:span><text:span text:style-name="T10">java.util.Map</text:span><text:span text:style-name="T8">;</text:span></text:p>
      <text:p text:style-name="P2"/>
      <text:p text:style-name="Standard"><text:span text:style-name="T12">@Controller</text:span></text:p>
      <text:p text:style-name="Standard"><text:span text:style-name="T8">public class </text:span><text:span text:style-name="T10">StudentController {</text:span></text:p>
      <text:p text:style-name="Standard"><text:span text:style-name="T15">//Question6</text:span></text:p>
      <text:p text:style-name="Standard"><text:span text:style-name="T12">@RequestMapping</text:span><text:span text:style-name="T10">(</text:span><text:span text:style-name="T6">"/getValue/{value1}"</text:span><text:span text:style-name="T10">)</text:span></text:p>
      <text:p text:style-name="Standard"><text:span text:style-name="T12">@ResponseBody</text:span></text:p>
      <text:p text:style-name="Standard"><text:span text:style-name="T8">public </text:span><text:span text:style-name="T10">String </text:span><text:span text:style-name="T13">Hello2</text:span><text:span text:style-name="T10">(</text:span><text:span text:style-name="T12">@PathVariable</text:span><text:span text:style-name="T10">(</text:span><text:span text:style-name="T6">"value1"</text:span><text:span text:style-name="T10">) Integer val) </text:span><text:span text:style-name="T8">throws </text:span><text:span text:style-name="T10">Exception {</text:span></text:p>
      <text:p text:style-name="Standard"><text:span text:style-name="T10"><text:s text:c="3"/></text:span><text:span text:style-name="T8">return </text:span><text:span text:style-name="T6">"Returned Value : "</text:span><text:span text:style-name="T10">+val</text:span><text:span text:style-name="T8">;</text:span></text:p>
      <text:p text:style-name="Standard"><text:span text:style-name="T10">}</text:span></text:p>
      <text:p text:style-name="Standard"><text:span text:style-name="T10">}</text:span></text:p>
      <text:p text:style-name="P3"/>
      <text:p text:style-name="Standard">Run by URL : <text:a xlink:type="simple" xlink:href="http://localhost:8080/getValue/12345" text:style-name="ListLabel_20_1" text:visited-style-name="ListLabel_20_1"><text:span text:style-name="T14">http://localhost:8080/getValue/12345</text:span></text:a></text:p>
      <text:p text:style-name="Standard"/>
      <text:p text:style-name="Standard"/>
      <text:p text:style-name="Standard"><text:soft-page-break/></text:p>
      <text:p text:style-name="Standard">Ques. 7 <text:span text:style-name="T2">Now place both the arguments inside a Map and access the Map instead.(Hint : check the slide for @PathVariable action returnCountryAndState <text:s/>shows how to do it with map)</text:span></text:p>
      <text:p text:style-name="Standard">Ans : </text:p>
      <text:p text:style-name="Standard"/>
      <text:p text:style-name="Standard">Spring-dispatcher-servlet.xml</text:p>
      <text:p text:style-name="Standard"/>
      <text:p text:style-name="Standard"><text:span text:style-name="T3">&lt;</text:span><text:span text:style-name="T4">context</text:span><text:span text:style-name="T3">:component-scan </text:span><text:span text:style-name="T5">base-package=</text:span><text:span text:style-name="T6">"com.springmvc.question3to8"</text:span><text:span text:style-name="T3">/&gt;</text:span></text:p>
      <text:p text:style-name="Standard"/>
      <text:p text:style-name="Standard">StudentController.java</text:p>
      <text:p text:style-name="Standard"/>
      <text:p text:style-name="Standard"><text:span text:style-name="T8">package </text:span><text:span text:style-name="T10">com.springmvc.question3to8</text:span><text:span text:style-name="T8">;</text:span></text:p>
      <text:p text:style-name="P2"/>
      <text:p text:style-name="Standard"><text:span text:style-name="T8">import </text:span><text:span text:style-name="T10">org.springframework.stereotype.</text:span><text:span text:style-name="T12">Controller</text:span><text:span text:style-name="T8">;</text:span></text:p>
      <text:p text:style-name="Standard"><text:span text:style-name="T8">import </text:span><text:span text:style-name="T10">org.springframework.web.bind.annotation.</text:span><text:span text:style-name="T12">PathVariable</text:span><text:span text:style-name="T8">;</text:span></text:p>
      <text:p text:style-name="Standard"><text:span text:style-name="T8">import </text:span><text:span text:style-name="T10">org.springframework.web.bind.annotation.</text:span><text:span text:style-name="T12">RequestMapping</text:span><text:span text:style-name="T8">;</text:span></text:p>
      <text:p text:style-name="Standard"><text:span text:style-name="T8">import </text:span><text:span text:style-name="T10">org.springframework.web.bind.annotation.</text:span><text:span text:style-name="T12">RequestParam</text:span><text:span text:style-name="T8">;</text:span></text:p>
      <text:p text:style-name="Standard"><text:span text:style-name="T8">import </text:span><text:span text:style-name="T10">org.springframework.web.bind.annotation.</text:span><text:span text:style-name="T12">ResponseBody</text:span><text:span text:style-name="T8">;</text:span></text:p>
      <text:p text:style-name="Standard"><text:span text:style-name="T8">import </text:span><text:span text:style-name="T10">org.springframework.web.servlet.ModelAndView</text:span><text:span text:style-name="T8">;</text:span></text:p>
      <text:p text:style-name="Standard"><text:span text:style-name="T8">import </text:span><text:span text:style-name="T10">javax.servlet.http.HttpServletRequest</text:span><text:span text:style-name="T8">;</text:span></text:p>
      <text:p text:style-name="Standard"><text:span text:style-name="T8">import </text:span><text:span text:style-name="T10">javax.servlet.http.HttpServletResponse</text:span><text:span text:style-name="T8">;</text:span></text:p>
      <text:p text:style-name="Standard"><text:span text:style-name="T8">import </text:span><text:span text:style-name="T10">java.util.Map</text:span><text:span text:style-name="T8">;</text:span></text:p>
      <text:p text:style-name="P2"><text:soft-page-break/></text:p>
      <text:p text:style-name="Standard"><text:span text:style-name="T12">@Controller</text:span></text:p>
      <text:p text:style-name="Standard"><text:span text:style-name="T8">public class </text:span><text:span text:style-name="T10">StudentController {</text:span></text:p>
      <text:p text:style-name="Standard"><text:span text:style-name="T15">//Question7</text:span></text:p>
      <text:p text:style-name="Standard"><text:span text:style-name="T12">@RequestMapping</text:span><text:span text:style-name="T10">(</text:span><text:span text:style-name="T6">"/getMap/{value1}/{value2}"</text:span><text:span text:style-name="T10">)</text:span></text:p>
      <text:p text:style-name="Standard"><text:span text:style-name="T12">@ResponseBody</text:span></text:p>
      <text:p text:style-name="Standard"><text:span text:style-name="T8">public </text:span><text:span text:style-name="T10">String </text:span><text:span text:style-name="T13">Hello2</text:span><text:span text:style-name="T10">(</text:span><text:span text:style-name="T12">@PathVariable </text:span><text:span text:style-name="T10">Map&lt;String</text:span><text:span text:style-name="T8">,</text:span><text:span text:style-name="T10">String&gt; map) </text:span><text:span text:style-name="T8">throws </text:span><text:span text:style-name="T10">Exception {</text:span></text:p>
      <text:p text:style-name="Standard"><text:span text:style-name="T10"><text:s text:c="3"/></text:span><text:span text:style-name="T8">return </text:span><text:span text:style-name="T6">""</text:span><text:span text:style-name="T10">+map</text:span><text:span text:style-name="T8">;</text:span></text:p>
      <text:p text:style-name="Standard"><text:span text:style-name="T10">}</text:span></text:p>
      <text:p text:style-name="Standard"><text:span text:style-name="T10">}</text:span></text:p>
      <text:p text:style-name="P3"/>
      <text:p text:style-name="P3"/>
      <text:p text:style-name="Standard">Run by URL : <text:a xlink:type="simple" xlink:href="http://localhost:8080/getMap/abc/123" text:style-name="ListLabel_20_1" text:visited-style-name="ListLabel_20_1"><text:span text:style-name="T14">http://localhost:8080/getMap/abc/123</text:span></text:a></text:p>
      <text:p text:style-name="Standard"/>
      <text:p text:style-name="Standard"/>
      <text:p text:style-name="Standard">Ques. 8 <text:span text:style-name="T2">Use @RequestParam annotation to access the firstname and lastname in formData action of StudentController.</text:span></text:p>
      <text:p text:style-name="Standard">Ans : </text:p>
      <text:p text:style-name="Standard"/>
      <text:p text:style-name="Standard">Spring-dispatcher-servlet.xml</text:p>
      <text:p text:style-name="Standard"/>
      <text:p text:style-name="Standard"><text:span text:style-name="T3">&lt;</text:span><text:span text:style-name="T4">context</text:span><text:span text:style-name="T3">:component-scan </text:span><text:span text:style-name="T5">base-package=</text:span><text:span text:style-name="T6">"com.springmvc.question3to8"</text:span><text:span text:style-name="T3">/&gt;</text:span></text:p>
      <text:p text:style-name="Standard"><text:soft-page-break/></text:p>
      <text:p text:style-name="Standard">StudentController.java</text:p>
      <text:p text:style-name="Standard"/>
      <text:p text:style-name="Standard"><text:span text:style-name="T8">package </text:span><text:span text:style-name="T10">com.springmvc.question3to8</text:span><text:span text:style-name="T8">;</text:span></text:p>
      <text:p text:style-name="P2"/>
      <text:p text:style-name="Standard"><text:span text:style-name="T8">import </text:span><text:span text:style-name="T10">org.springframework.stereotype.</text:span><text:span text:style-name="T12">Controller</text:span><text:span text:style-name="T8">;</text:span></text:p>
      <text:p text:style-name="Standard"><text:span text:style-name="T8">import </text:span><text:span text:style-name="T10">org.springframework.web.bind.annotation.</text:span><text:span text:style-name="T12">PathVariable</text:span><text:span text:style-name="T8">;</text:span></text:p>
      <text:p text:style-name="Standard"><text:span text:style-name="T8">import </text:span><text:span text:style-name="T10">org.springframework.web.bind.annotation.</text:span><text:span text:style-name="T12">RequestMapping</text:span><text:span text:style-name="T8">;</text:span></text:p>
      <text:p text:style-name="Standard"><text:span text:style-name="T8">import </text:span><text:span text:style-name="T10">org.springframework.web.bind.annotation.</text:span><text:span text:style-name="T12">RequestParam</text:span><text:span text:style-name="T8">;</text:span></text:p>
      <text:p text:style-name="Standard"><text:span text:style-name="T8">import </text:span><text:span text:style-name="T10">org.springframework.web.bind.annotation.</text:span><text:span text:style-name="T12">ResponseBody</text:span><text:span text:style-name="T8">;</text:span></text:p>
      <text:p text:style-name="Standard"><text:span text:style-name="T8">import </text:span><text:span text:style-name="T10">org.springframework.web.servlet.ModelAndView</text:span><text:span text:style-name="T8">;</text:span></text:p>
      <text:p text:style-name="Standard"><text:span text:style-name="T8">import </text:span><text:span text:style-name="T10">javax.servlet.http.HttpServletRequest</text:span><text:span text:style-name="T8">;</text:span></text:p>
      <text:p text:style-name="Standard"><text:span text:style-name="T8">import </text:span><text:span text:style-name="T10">javax.servlet.http.HttpServletResponse</text:span><text:span text:style-name="T8">;</text:span></text:p>
      <text:p text:style-name="Standard"><text:span text:style-name="T8">import </text:span><text:span text:style-name="T10">java.util.Map</text:span><text:span text:style-name="T8">;</text:span></text:p>
      <text:p text:style-name="P2"/>
      <text:p text:style-name="Standard"><text:span text:style-name="T12">@Controller</text:span></text:p>
      <text:p text:style-name="Standard"><text:span text:style-name="T8">public class </text:span><text:span text:style-name="T10">StudentController {</text:span></text:p>
      <text:p text:style-name="Standard"><text:span text:style-name="T15">//Question8</text:span></text:p>
      <text:p text:style-name="Standard"><text:span text:style-name="T12">@RequestMapping</text:span><text:span text:style-name="T10">(</text:span><text:span text:style-name="T6">"/getParam"</text:span><text:span text:style-name="T10">)</text:span></text:p>
      <text:p text:style-name="Standard"><text:span text:style-name="T12">@ResponseBody</text:span></text:p>
      <text:p text:style-name="Standard"><text:span text:style-name="T8">public </text:span><text:span text:style-name="T10">String </text:span><text:span text:style-name="T13">Hello2</text:span><text:span text:style-name="T10">(</text:span><text:span text:style-name="T12">@RequestParam</text:span><text:span text:style-name="T10">(</text:span><text:span text:style-name="T6">"name"</text:span><text:span text:style-name="T10">) String name) </text:span><text:span text:style-name="T8">throws </text:span><text:span text:style-name="T10">Exception {</text:span></text:p>
      <text:p text:style-name="Standard"><text:soft-page-break/><text:span text:style-name="T10"><text:s text:c="3"/></text:span><text:span text:style-name="T8">return </text:span><text:span text:style-name="T6">""</text:span><text:span text:style-name="T10">+name</text:span><text:span text:style-name="T8">;</text:span></text:p>
      <text:p text:style-name="Standard"><text:span text:style-name="T10">}</text:span></text:p>
      <text:p text:style-name="Standard"><text:span text:style-name="T10">}</text:span></text:p>
      <text:p text:style-name="P3"/>
      <text:p text:style-name="P3"/>
      <text:p text:style-name="Standard">Run by URL : <text:a xlink:type="simple" xlink:href="http://localhost:8080/getParam/?name=ankit" text:style-name="ListLabel_20_1" text:visited-style-name="ListLabel_20_1"><text:span text:style-name="T14">http://localhost:8080/getParam/?name=ankit</text:span></text:a></text:p>
      <text:p text:style-name="Standard"/>
      <text:p text:style-name="Standard">Ques. 9 <text:span text:style-name="T2">Create a StudentCO and bind firstname and lastname with instance variable of StudentCO.</text:span></text:p>
      <text:p text:style-name="Standard">Ans :</text:p>
      <text:p text:style-name="Standard"/>
      <text:p text:style-name="Standard">Spring-dispatcher-servlet.xml</text:p>
      <text:p text:style-name="Standard"/>
      <text:p text:style-name="Standard"><text:span text:style-name="T3">&lt;</text:span><text:span text:style-name="T4">context</text:span><text:span text:style-name="T3">:component-scan </text:span><text:span text:style-name="T5">base-package=</text:span><text:span text:style-name="T6">"com.springmvc.question9"</text:span><text:span text:style-name="T3">/&gt;</text:span></text:p>
      <text:p text:style-name="Standard"/>
      <text:p text:style-name="Standard">StudentCO.java</text:p>
      <text:p text:style-name="Standard"/>
      <text:p text:style-name="Standard"><text:span text:style-name="T8">package </text:span><text:span text:style-name="T10">com.springmvc.question9</text:span><text:span text:style-name="T8">;</text:span></text:p>
      <text:p text:style-name="P2"/>
      <text:p text:style-name="Standard"><text:span text:style-name="T8">import </text:span><text:span text:style-name="T10">org.springframework.stereotype.</text:span><text:span text:style-name="T12">Component</text:span><text:span text:style-name="T8">;</text:span></text:p>
      <text:p text:style-name="P2"/>
      <text:p text:style-name="Standard"><text:span text:style-name="T12">@Component</text:span></text:p>
      <text:p text:style-name="Standard"><text:soft-page-break/><text:span text:style-name="T8">public class </text:span><text:span text:style-name="T10">StudentCO {</text:span></text:p>
      <text:p text:style-name="P3"/>
      <text:p text:style-name="Standard"><text:span text:style-name="T10"><text:s text:c="4"/>String </text:span><text:span text:style-name="T4">firstname</text:span><text:span text:style-name="T8">;</text:span></text:p>
      <text:p text:style-name="Standard"><text:span text:style-name="T8"><text:s text:c="4"/></text:span><text:span text:style-name="T10">String </text:span><text:span text:style-name="T4">lastname</text:span><text:span text:style-name="T8">;</text:span></text:p>
      <text:p text:style-name="P2"/>
      <text:p text:style-name="Standard"><text:span text:style-name="T8"><text:s text:c="3"/>public </text:span><text:span text:style-name="T10">String </text:span><text:span text:style-name="T13">getFirstname</text:span><text:span text:style-name="T10">() {</text:span></text:p>
      <text:p text:style-name="Standard"><text:span text:style-name="T10"><text:s text:c="7"/></text:span><text:span text:style-name="T8">return </text:span><text:span text:style-name="T4">firstname</text:span><text:span text:style-name="T8">;</text:span></text:p>
      <text:p text:style-name="Standard"><text:span text:style-name="T8"><text:s text:c="3"/></text:span><text:span text:style-name="T10">}</text:span></text:p>
      <text:p text:style-name="Standard"><text:span text:style-name="T10"><text:s text:c="3"/></text:span><text:span text:style-name="T8">public void </text:span><text:span text:style-name="T13">setFirstname</text:span><text:span text:style-name="T10">(String firstname) {</text:span></text:p>
      <text:p text:style-name="Standard"><text:span text:style-name="T10"><text:s text:c="7"/></text:span><text:span text:style-name="T8">this</text:span><text:span text:style-name="T10">.</text:span><text:span text:style-name="T4">firstname </text:span><text:span text:style-name="T10">= firstname</text:span><text:span text:style-name="T8">;</text:span></text:p>
      <text:p text:style-name="Standard"><text:span text:style-name="T8"><text:s text:c="3"/></text:span><text:span text:style-name="T10">}</text:span></text:p>
      <text:p text:style-name="P3"/>
      <text:p text:style-name="Standard"><text:span text:style-name="T10"><text:s text:c="3"/></text:span><text:span text:style-name="T8">public </text:span><text:span text:style-name="T10">String </text:span><text:span text:style-name="T13">getLastname</text:span><text:span text:style-name="T10">() {</text:span></text:p>
      <text:p text:style-name="Standard"><text:span text:style-name="T10"><text:s text:c="7"/></text:span><text:span text:style-name="T8">return </text:span><text:span text:style-name="T4">lastname</text:span><text:span text:style-name="T8">;</text:span></text:p>
      <text:p text:style-name="Standard"><text:span text:style-name="T8"><text:s text:c="3"/></text:span><text:span text:style-name="T10">}</text:span></text:p>
      <text:p text:style-name="Standard"><text:span text:style-name="T10"><text:s text:c="3"/></text:span><text:span text:style-name="T8">public void </text:span><text:span text:style-name="T13">setLastname</text:span><text:span text:style-name="T10">(String lastname) {</text:span></text:p>
      <text:p text:style-name="Standard"><text:span text:style-name="T10"><text:s text:c="7"/></text:span><text:span text:style-name="T8">this</text:span><text:span text:style-name="T10">.</text:span><text:span text:style-name="T4">lastname </text:span><text:span text:style-name="T10">= lastname</text:span><text:span text:style-name="T8">;</text:span></text:p>
      <text:p text:style-name="Standard"><text:span text:style-name="T8"><text:s text:c="3"/></text:span><text:span text:style-name="T10">}</text:span></text:p>
      <text:p text:style-name="P3"/>
      <text:p text:style-name="Standard"><text:span text:style-name="T10"><text:s text:c="3"/></text:span><text:span text:style-name="T12">@Override</text:span></text:p>
      <text:p text:style-name="Standard"><text:span text:style-name="T12"><text:s text:c="3"/></text:span><text:span text:style-name="T8">public </text:span><text:span text:style-name="T10">String </text:span><text:span text:style-name="T13">toString</text:span><text:span text:style-name="T10">() {</text:span></text:p>
      <text:p text:style-name="Standard"><text:soft-page-break/><text:span text:style-name="T10"><text:s text:c="7"/></text:span><text:span text:style-name="T8">return </text:span><text:span text:style-name="T6">"StudentCO{" </text:span><text:span text:style-name="T10">+</text:span></text:p>
      <text:p text:style-name="Standard"><text:span text:style-name="T10"><text:s text:c="15"/></text:span><text:span text:style-name="T6">"firstname='" </text:span><text:span text:style-name="T10">+ </text:span><text:span text:style-name="T4">firstname </text:span><text:span text:style-name="T10">+ </text:span><text:span text:style-name="T6">'</text:span><text:span text:style-name="T8">\'</text:span><text:span text:style-name="T6">' </text:span><text:span text:style-name="T10">+</text:span></text:p>
      <text:p text:style-name="Standard"><text:span text:style-name="T10"><text:s text:c="15"/></text:span><text:span text:style-name="T6">", lastname='" </text:span><text:span text:style-name="T10">+ </text:span><text:span text:style-name="T4">lastname </text:span><text:span text:style-name="T10">+ </text:span><text:span text:style-name="T6">'</text:span><text:span text:style-name="T8">\'</text:span><text:span text:style-name="T6">' </text:span><text:span text:style-name="T10">+</text:span></text:p>
      <text:p text:style-name="Standard"><text:span text:style-name="T10"><text:s text:c="15"/></text:span><text:span text:style-name="T6">'}'</text:span><text:span text:style-name="T8">;</text:span></text:p>
      <text:p text:style-name="Standard"><text:span text:style-name="T8"><text:s text:c="3"/></text:span><text:span text:style-name="T10">}</text:span></text:p>
      <text:p text:style-name="Standard"><text:span text:style-name="T10">}</text:span></text:p>
      <text:p text:style-name="Standard"/>
      <text:p text:style-name="Standard"/>
      <text:p text:style-name="Standard">StudentController.java</text:p>
      <text:p text:style-name="Standard"/>
      <text:p text:style-name="Standard"><text:span text:style-name="T8">package </text:span><text:span text:style-name="T10">com.springmvc.question9</text:span><text:span text:style-name="T8">;</text:span></text:p>
      <text:p text:style-name="P2"/>
      <text:p text:style-name="Standard"><text:span text:style-name="T8">import </text:span><text:span text:style-name="T10">org.springframework.stereotype.</text:span><text:span text:style-name="T12">Controller</text:span><text:span text:style-name="T8">;</text:span></text:p>
      <text:p text:style-name="Standard"><text:span text:style-name="T8">import </text:span><text:span text:style-name="T10">org.springframework.web.bind.annotation.</text:span><text:span text:style-name="T12">RequestMapping</text:span><text:span text:style-name="T8">;</text:span></text:p>
      <text:p text:style-name="Standard"><text:span text:style-name="T8">import </text:span><text:span text:style-name="T10">org.springframework.web.servlet.ModelAndView</text:span><text:span text:style-name="T8">;</text:span></text:p>
      <text:p text:style-name="Standard"><text:span text:style-name="T12">@Controller</text:span></text:p>
      <text:p text:style-name="Standard"><text:span text:style-name="T8">public class </text:span><text:span text:style-name="T10">StudentController <text:s/>{</text:span></text:p>
      <text:p text:style-name="Standard"><text:span text:style-name="T10"><text:s text:c="3"/></text:span><text:span text:style-name="T12">@RequestMapping</text:span><text:span text:style-name="T10">(</text:span><text:span text:style-name="T6">"/test"</text:span><text:span text:style-name="T10">)</text:span></text:p>
      <text:p text:style-name="Standard"><text:span text:style-name="T10"><text:s text:c="3"/></text:span><text:span text:style-name="T8">protected </text:span><text:span text:style-name="T10">ModelAndView </text:span><text:span text:style-name="T13">test</text:span><text:span text:style-name="T10">(StudentCO studentCO) </text:span><text:span text:style-name="T8">throws </text:span><text:span text:style-name="T10">Exception {</text:span></text:p>
      <text:p text:style-name="Standard"><text:span text:style-name="T10"><text:s text:c="7"/>ModelAndView modelAndView = </text:span><text:span text:style-name="T8">new </text:span><text:span text:style-name="T10">ModelAndView(</text:span><text:span text:style-name="T6">"dummy"</text:span><text:span text:style-name="T10">)</text:span><text:span text:style-name="T8">;</text:span></text:p>
      <text:p text:style-name="Standard"><text:span text:style-name="T8"><text:s text:c="7"/></text:span><text:span text:style-name="T10">modelAndView.addObject(</text:span><text:span text:style-name="T6">"msg"</text:span><text:span text:style-name="T8">,</text:span><text:span text:style-name="T10">studentCO)</text:span><text:span text:style-name="T8">;</text:span></text:p>
      <text:p text:style-name="Standard"><text:soft-page-break/><text:span text:style-name="T8"><text:s text:c="7"/>return </text:span><text:span text:style-name="T10">modelAndView</text:span><text:span text:style-name="T8">;</text:span></text:p>
      <text:p text:style-name="Standard"><text:span text:style-name="T8"><text:s text:c="3"/></text:span><text:span text:style-name="T10">}</text:span></text:p>
      <text:p text:style-name="Standard"><text:span text:style-name="T10">}</text:span></text:p>
      <text:p text:style-name="Standard"/>
      <text:p text:style-name="Standard">Dummy.jsp</text:p>
      <text:p text:style-name="P4"/>
      <text:p text:style-name="Standard"><text:span text:style-name="T11">&lt;%@ </text:span><text:span text:style-name="T9">page </text:span><text:span text:style-name="T11">contentType="</text:span><text:span text:style-name="T7">text/html;charset=UTF-8</text:span><text:span text:style-name="T11">" language="</text:span><text:span text:style-name="T7">java</text:span><text:span text:style-name="T11">" %&gt;</text:span></text:p>
      <text:p text:style-name="Standard"><text:span text:style-name="T3">&lt;html&gt;</text:span></text:p>
      <text:p text:style-name="Standard"><text:span text:style-name="T3">&lt;head&gt;</text:span></text:p>
      <text:p text:style-name="Standard"><text:span text:style-name="T3"><text:s text:c="3"/>&lt;title&gt;</text:span><text:span text:style-name="T10">Dummy</text:span><text:span text:style-name="T3">&lt;/title&gt;</text:span></text:p>
      <text:p text:style-name="Standard"><text:span text:style-name="T3">&lt;/head&gt;</text:span></text:p>
      <text:p text:style-name="Standard"><text:span text:style-name="T3">&lt;body&gt;</text:span></text:p>
      <text:p text:style-name="Standard"><text:span text:style-name="T9">Returned Value : </text:span></text:p>
      <text:p text:style-name="Standard"><text:span text:style-name="T9">${</text:span><text:span text:style-name="T11">msg</text:span><text:span text:style-name="T9">}</text:span></text:p>
      <text:p text:style-name="Standard"><text:span text:style-name="T3">&lt;/body&gt;</text:span></text:p>
      <text:p text:style-name="Standard"><text:span text:style-name="T3">&lt;/html&gt;</text:span></text:p>
      <text:p text:style-name="Standard"/>
      <text:p text:style-name="Standard">Run by URL : <text:a xlink:type="simple" xlink:href="http://localhost:8080/test/?firstname=ankit&amp;lastname=thakur" text:style-name="ListLabel_20_1" text:visited-style-name="ListLabel_20_1"><text:span text:style-name="T14">http://localhost:8080/test/?firstname=ankit&amp;lastname=thakur</text:span></text:a></text:p>
      <text:p text:style-name="Standard"/>
      <text:p text:style-name="Standard">Ques. 10 <text:span text:style-name="T2">Use @ModelAttribute annotation to add Heading "Spring MVC Demo" in every model.</text:span></text:p>
      <text:p text:style-name="Standard">Ans :</text:p>
      <text:p text:style-name="Standard"><text:soft-page-break/></text:p>
      <text:p text:style-name="Standard">Spring-dispatcher-servlet.xml</text:p>
      <text:p text:style-name="Standard"/>
      <text:p text:style-name="Standard"><text:span text:style-name="T3">&lt;</text:span><text:span text:style-name="T4">context</text:span><text:span text:style-name="T3">:component-scan </text:span><text:span text:style-name="T5">base-package=</text:span><text:span text:style-name="T6">"com.springmvc.question10"</text:span><text:span text:style-name="T3">/&gt;</text:span></text:p>
      <text:p text:style-name="Standard"/>
      <text:p text:style-name="Standard">StudentCO.java</text:p>
      <text:p text:style-name="Standard"/>
      <text:p text:style-name="Standard"><text:span text:style-name="T8">package </text:span><text:span text:style-name="T10">com.springmvc.question10</text:span><text:span text:style-name="T8">;</text:span></text:p>
      <text:p text:style-name="P2"/>
      <text:p text:style-name="Standard"><text:span text:style-name="T8">import </text:span><text:span text:style-name="T10">org.springframework.stereotype.</text:span><text:span text:style-name="T12">Component</text:span><text:span text:style-name="T8">;</text:span></text:p>
      <text:p text:style-name="P2"/>
      <text:p text:style-name="Standard"><text:span text:style-name="T12">@Component</text:span></text:p>
      <text:p text:style-name="Standard"><text:span text:style-name="T8">public class </text:span><text:span text:style-name="T10">StudentCO {</text:span></text:p>
      <text:p text:style-name="P3"/>
      <text:p text:style-name="Standard"><text:span text:style-name="T10"><text:s text:c="4"/>String </text:span><text:span text:style-name="T4">firstname</text:span><text:span text:style-name="T8">;</text:span></text:p>
      <text:p text:style-name="Standard"><text:span text:style-name="T8"><text:s text:c="4"/></text:span><text:span text:style-name="T10">String </text:span><text:span text:style-name="T4">lastname</text:span><text:span text:style-name="T8">;</text:span></text:p>
      <text:p text:style-name="P2"/>
      <text:p text:style-name="Standard"><text:span text:style-name="T8"><text:s text:c="3"/>public </text:span><text:span text:style-name="T10">String </text:span><text:span text:style-name="T13">getFirstname</text:span><text:span text:style-name="T10">() {</text:span></text:p>
      <text:p text:style-name="Standard"><text:span text:style-name="T10"><text:s text:c="7"/></text:span><text:span text:style-name="T8">return </text:span><text:span text:style-name="T4">firstname</text:span><text:span text:style-name="T8">;</text:span></text:p>
      <text:p text:style-name="Standard"><text:span text:style-name="T8"><text:s text:c="3"/></text:span><text:span text:style-name="T10">}</text:span></text:p>
      <text:p text:style-name="Standard"><text:span text:style-name="T10"><text:s text:c="3"/></text:span><text:span text:style-name="T8">public void </text:span><text:span text:style-name="T13">setFirstname</text:span><text:span text:style-name="T10">(String firstname) {</text:span></text:p>
      <text:p text:style-name="Standard"><text:soft-page-break/><text:span text:style-name="T10"><text:s text:c="7"/></text:span><text:span text:style-name="T8">this</text:span><text:span text:style-name="T10">.</text:span><text:span text:style-name="T4">firstname </text:span><text:span text:style-name="T10">= firstname</text:span><text:span text:style-name="T8">;</text:span></text:p>
      <text:p text:style-name="Standard"><text:span text:style-name="T8"><text:s text:c="3"/></text:span><text:span text:style-name="T10">}</text:span></text:p>
      <text:p text:style-name="P3"/>
      <text:p text:style-name="Standard"><text:span text:style-name="T10"><text:s text:c="3"/></text:span><text:span text:style-name="T8">public </text:span><text:span text:style-name="T10">String </text:span><text:span text:style-name="T13">getLastname</text:span><text:span text:style-name="T10">() {</text:span></text:p>
      <text:p text:style-name="Standard"><text:span text:style-name="T10"><text:s text:c="7"/></text:span><text:span text:style-name="T8">return </text:span><text:span text:style-name="T4">lastname</text:span><text:span text:style-name="T8">;</text:span></text:p>
      <text:p text:style-name="Standard"><text:span text:style-name="T8"><text:s text:c="3"/></text:span><text:span text:style-name="T10">}</text:span></text:p>
      <text:p text:style-name="Standard"><text:span text:style-name="T10"><text:s text:c="3"/></text:span><text:span text:style-name="T8">public void </text:span><text:span text:style-name="T13">setLastname</text:span><text:span text:style-name="T10">(String lastname) {</text:span></text:p>
      <text:p text:style-name="Standard"><text:span text:style-name="T10"><text:s text:c="7"/></text:span><text:span text:style-name="T8">this</text:span><text:span text:style-name="T10">.</text:span><text:span text:style-name="T4">lastname </text:span><text:span text:style-name="T10">= lastname</text:span><text:span text:style-name="T8">;</text:span></text:p>
      <text:p text:style-name="Standard"><text:span text:style-name="T8"><text:s text:c="3"/></text:span><text:span text:style-name="T10">}</text:span></text:p>
      <text:p text:style-name="P3"/>
      <text:p text:style-name="Standard"><text:span text:style-name="T10"><text:s text:c="3"/></text:span><text:span text:style-name="T12">@Override</text:span></text:p>
      <text:p text:style-name="Standard"><text:span text:style-name="T12"><text:s text:c="3"/></text:span><text:span text:style-name="T8">public </text:span><text:span text:style-name="T10">String </text:span><text:span text:style-name="T13">toString</text:span><text:span text:style-name="T10">() {</text:span></text:p>
      <text:p text:style-name="Standard"><text:span text:style-name="T10"><text:s text:c="7"/></text:span><text:span text:style-name="T8">return </text:span><text:span text:style-name="T6">"StudentCO{" </text:span><text:span text:style-name="T10">+</text:span></text:p>
      <text:p text:style-name="Standard"><text:span text:style-name="T10"><text:s text:c="15"/></text:span><text:span text:style-name="T6">"firstname='" </text:span><text:span text:style-name="T10">+ </text:span><text:span text:style-name="T4">firstname </text:span><text:span text:style-name="T10">+ </text:span><text:span text:style-name="T6">'</text:span><text:span text:style-name="T8">\'</text:span><text:span text:style-name="T6">' </text:span><text:span text:style-name="T10">+</text:span></text:p>
      <text:p text:style-name="Standard"><text:span text:style-name="T10"><text:s text:c="15"/></text:span><text:span text:style-name="T6">", lastname='" </text:span><text:span text:style-name="T10">+ </text:span><text:span text:style-name="T4">lastname </text:span><text:span text:style-name="T10">+ </text:span><text:span text:style-name="T6">'</text:span><text:span text:style-name="T8">\'</text:span><text:span text:style-name="T6">' </text:span><text:span text:style-name="T10">+</text:span></text:p>
      <text:p text:style-name="Standard"><text:span text:style-name="T10"><text:s text:c="15"/></text:span><text:span text:style-name="T6">'}'</text:span><text:span text:style-name="T8">;</text:span></text:p>
      <text:p text:style-name="Standard"><text:span text:style-name="T8"><text:s text:c="3"/></text:span><text:span text:style-name="T10">}</text:span></text:p>
      <text:p text:style-name="Standard"><text:span text:style-name="T10">}</text:span></text:p>
      <text:p text:style-name="Standard"/>
      <text:p text:style-name="Standard"/>
      <text:p text:style-name="Standard">StudentController.java</text:p>
      <text:p text:style-name="Standard"><text:soft-page-break/></text:p>
      <text:p text:style-name="Standard"><text:span text:style-name="T8">package </text:span><text:span text:style-name="T10">com.springmvc.question9</text:span><text:span text:style-name="T8">;</text:span></text:p>
      <text:p text:style-name="P2"/>
      <text:p text:style-name="Standard"><text:span text:style-name="T8">import </text:span><text:span text:style-name="T10">org.springframework.stereotype.</text:span><text:span text:style-name="T12">Controller</text:span><text:span text:style-name="T8">;</text:span></text:p>
      <text:p text:style-name="Standard"><text:span text:style-name="T8">import </text:span><text:span text:style-name="T10">org.springframework.web.bind.annotation.</text:span><text:span text:style-name="T12">RequestMapping</text:span><text:span text:style-name="T8">;</text:span></text:p>
      <text:p text:style-name="Standard"><text:span text:style-name="T8">import </text:span><text:span text:style-name="T10">org.springframework.web.servlet.ModelAndView</text:span><text:span text:style-name="T8">;</text:span></text:p>
      <text:p text:style-name="Standard"><text:span text:style-name="T12">@Controller</text:span></text:p>
      <text:p text:style-name="Standard"><text:span text:style-name="T8">public class </text:span><text:span text:style-name="T10">StudentController <text:s/>{</text:span></text:p>
      <text:p text:style-name="Standard"><text:span text:style-name="T12">@RequestMapping</text:span><text:span text:style-name="T10">(</text:span><text:span text:style-name="T6">"/bindObj"</text:span><text:span text:style-name="T10">)</text:span></text:p>
      <text:p text:style-name="Standard"><text:span text:style-name="T8">protected </text:span><text:span text:style-name="T10">ModelAndView </text:span><text:span text:style-name="T13">test</text:span><text:span text:style-name="T10">(</text:span><text:span text:style-name="T12">@ModelAttribute</text:span><text:span text:style-name="T10">(</text:span><text:span text:style-name="T6">"studentCO"</text:span><text:span text:style-name="T10">) StudentCO studentCO) </text:span><text:span text:style-name="T8">throws </text:span><text:span text:style-name="T10">Exception {</text:span></text:p>
      <text:p text:style-name="Standard"><text:span text:style-name="T10"><text:s text:c="3"/>ModelAndView modelAndView = </text:span><text:span text:style-name="T8">new </text:span><text:span text:style-name="T10">ModelAndView(</text:span><text:span text:style-name="T6">"dummy"</text:span><text:span text:style-name="T10">)</text:span><text:span text:style-name="T8">;</text:span></text:p>
      <text:p text:style-name="Standard"><text:span text:style-name="T8"><text:s text:c="3"/>return </text:span><text:span text:style-name="T10">modelAndView</text:span><text:span text:style-name="T8">;</text:span></text:p>
      <text:p text:style-name="Standard"><text:span text:style-name="T10">}</text:span></text:p>
      <text:p text:style-name="Standard"><text:span text:style-name="T10">}</text:span></text:p>
      <text:p text:style-name="Standard"/>
      <text:p text:style-name="Standard">Dummy.jsp</text:p>
      <text:p text:style-name="P4"/>
      <text:p text:style-name="Standard"><text:span text:style-name="T11">&lt;%@ </text:span><text:span text:style-name="T9">page </text:span><text:span text:style-name="T11">contentType="</text:span><text:span text:style-name="T7">text/html;charset=UTF-8</text:span><text:span text:style-name="T11">" language="</text:span><text:span text:style-name="T7">java</text:span><text:span text:style-name="T11">" %&gt;</text:span></text:p>
      <text:p text:style-name="Standard"><text:span text:style-name="T3">&lt;html&gt;</text:span></text:p>
      <text:p text:style-name="Standard"><text:span text:style-name="T3">&lt;head&gt;</text:span></text:p>
      <text:p text:style-name="Standard"><text:span text:style-name="T3"><text:s text:c="3"/>&lt;title&gt;</text:span><text:span text:style-name="T10">Dummy</text:span><text:span text:style-name="T3">&lt;/title&gt;</text:span></text:p>
      <text:p text:style-name="Standard"><text:soft-page-break/><text:span text:style-name="T3">&lt;/head&gt;</text:span></text:p>
      <text:p text:style-name="Standard"><text:span text:style-name="T3">&lt;body&gt;</text:span></text:p>
      <text:p text:style-name="Standard"><text:span text:style-name="T9">Returned Value : </text:span></text:p>
      <text:p text:style-name="Standard"><text:span text:style-name="T9">${</text:span><text:span text:style-name="T11">studentCO.firstname</text:span><text:span text:style-name="T9">}</text:span></text:p>
      <text:p text:style-name="Standard"><text:span text:style-name="T9">${</text:span><text:span text:style-name="T11">studentCO.lastname</text:span><text:span text:style-name="T9">}</text:span></text:p>
      <text:p text:style-name="Standard"><text:span text:style-name="T3">&lt;/body&gt;</text:span></text:p>
      <text:p text:style-name="Standard"><text:span text:style-name="T3">&lt;/html&gt;</text:span></text:p>
      <text:p text:style-name="Standard"/>
      <text:p text:style-name="Standard">Run by URL : <text:a xlink:type="simple" xlink:href="http://localhost:8080/bindObj/?firstname=ankit&amp;lastname=thakur" text:style-name="ListLabel_20_1" text:visited-style-name="ListLabel_20_1"><text:span text:style-name="T14">http://localhost:8080/bindObj/?firstname=ankit&amp;lastname=thakur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2" meta:paragraph-count="328" meta:word-count="933" meta:character-count="11871" meta:non-whitespace-character-count="10859"/>
    <meta:generator>LibreOfficeDev/6.0.5.2$Linux_X86_64 LibreOffice_project/</meta:generator>
  </office:meta>
</office:document-meta>
</file>